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6fd28d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>
      <style:text-properties officeooo:paragraph-rsid="10d55cfb"/>
    </style:style>
    <style:style style:name="P62" style:family="paragraph" style:parent-style-name="Standard">
      <style:text-properties officeooo:paragraph-rsid="10db5b0b"/>
    </style:style>
    <style:style style:name="P63" style:family="paragraph" style:parent-style-name="Standard">
      <style:text-properties officeooo:paragraph-rsid="10de8c2b"/>
    </style:style>
    <style:style style:name="P64" style:family="paragraph" style:parent-style-name="Standard">
      <style:text-properties officeooo:paragraph-rsid="10e76724"/>
    </style:style>
    <style:style style:name="P65" style:family="paragraph" style:parent-style-name="Standard">
      <style:text-properties officeooo:rsid="104324ed" officeooo:paragraph-rsid="10e76724"/>
    </style:style>
    <style:style style:name="P66" style:family="paragraph" style:parent-style-name="Standard">
      <style:text-properties officeooo:rsid="104ba919" officeooo:paragraph-rsid="10e76724"/>
    </style:style>
    <style:style style:name="P67" style:family="paragraph" style:parent-style-name="Standard">
      <style:text-properties officeooo:rsid="104d5027" officeooo:paragraph-rsid="10e76724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officeooo:paragraph-rsid="10ed3433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text-properties officeooo:paragraph-rsid="10f446fe"/>
    </style:style>
    <style:style style:name="P72" style:family="paragraph" style:parent-style-name="Footnote">
      <style:text-properties officeooo:paragraph-rsid="10faee61" fo:background-color="transparent"/>
    </style:style>
    <style:style style:name="P73" style:family="paragraph" style:parent-style-name="Standard">
      <style:text-properties officeooo:paragraph-rsid="10fe5ee7"/>
    </style:style>
    <style:style style:name="P74" style:family="paragraph" style:parent-style-name="Standard">
      <style:text-properties officeooo:paragraph-rsid="0c819a59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paragraph-rsid="10ff453c"/>
    </style:style>
    <style:style style:name="P77" style:family="paragraph" style:parent-style-name="Standard">
      <style:text-properties officeooo:paragraph-rsid="0cb27039"/>
    </style:style>
    <style:style style:name="P78" style:family="paragraph" style:parent-style-name="Standard">
      <style:text-properties officeooo:paragraph-rsid="0a0f8417"/>
    </style:style>
    <style:style style:name="P79" style:family="paragraph" style:parent-style-name="Footnote">
      <style:text-properties officeooo:paragraph-rsid="11083f0c"/>
    </style:style>
    <style:style style:name="P80" style:family="paragraph" style:parent-style-name="Standard">
      <style:text-properties officeooo:paragraph-rsid="0f3ae219"/>
    </style:style>
    <style:style style:name="P81" style:family="paragraph" style:parent-style-name="Standard">
      <style:text-properties officeooo:paragraph-rsid="1032d175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style:font-name="Liberation Sans" fo:font-size="12pt" fo:language="en" fo:country="GB" style:font-size-asian="12pt" style:font-size-complex="12pt"/>
    </style:style>
    <style:style style:name="T19" style:family="text">
      <style:text-properties style:font-name="Liberation Sans" fo:font-size="12pt" fo:language="en" fo:country="GB" officeooo:rsid="10783d4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2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1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2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font-size="10pt" style:font-size-asian="10pt" style:font-size-complex="10pt"/>
    </style:style>
    <style:style style:name="T1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0" style:family="text">
      <style:text-properties fo:language="en" fo:country="GB"/>
    </style:style>
    <style:style style:name="T171" style:family="text">
      <style:text-properties fo:language="en" fo:country="GB" fo:font-weight="bold" style:font-weight-asian="bold" style:font-weight-complex="bold"/>
    </style:style>
    <style:style style:name="T172" style:family="text">
      <style:text-properties fo:language="en" fo:country="GB" fo:font-weight="bold" officeooo:rsid="104d5027" style:font-weight-asian="bold" style:font-weight-complex="bold"/>
    </style:style>
    <style:style style:name="T17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5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officeooo:rsid="103c421a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officeooo:rsid="1061b5b8"/>
    </style:style>
    <style:style style:name="T180" style:family="text">
      <style:text-properties officeooo:rsid="1069ed98"/>
    </style:style>
    <style:style style:name="T181" style:family="text">
      <style:text-properties officeooo:rsid="106d22f6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82"><text:span text:style-name="T133">Checklist for installing </text:span><text:span text:style-name="T133"><text:user-field-get text:name="Distro">Debian</text:user-field-get></text:span><text:span text:style-name="T134"><text:s/></text:span><text:span text:style-name="T138">Server</text:span><text:span text:style-name="T137">.</text:span></text:p>
      <text:p text:style-name="P30"><text:span text:style-name="Strong_20_Emphasis"><text:span text:style-name="T70"/></text:span></text:p>
      <text:p text:style-name="P37"><text:span text:style-name="Strong_20_Emphasis"><text:span text:style-name="T107"/></text:span></text:p>
      <text:p text:style-name="P70">Fill in the text box after &lt;...&gt;</text:p>
      <text:p text:style-name="P41"><text:span text:style-name="T173">&lt;user&gt;</text:span><text:span text:style-name="T154"><text:tab/><text:tab/></text:span><text:span text:style-name="T158"> <text:tab/><text:tab/><text:tab/> </text:span><text:span text:style-name="T155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5"><text:tab/></text:span><text:span text:style-name="T156">e.g.</text:span><text:span text:style-name="T159"> </text:span><text:span text:style-name="T160">Karel Zimmer</text:span></text:p>
      <text:p text:style-name="P73"><text:span text:style-name="T13">&lt;</text:span><text:span text:style-name="T163">user</text:span><text:span text:style-name="T164">n</text:span><text:span text:style-name="T14">a</text:span><text:span text:style-name="T15">me&gt;</text:span><text:span text:style-name="T161"><text:tab/><text:tab/><text:tab/> </text:span><text:span text:style-name="T161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61"><text:tab/></text:span><text:span text:style-name="T162">e.g.</text:span><text:span text:style-name="T6"> </text:span><text:span text:style-name="T126">karel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65"><text:tab/> </text:span><text:span text:style-name="T14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6"> </text:span><text:span text:style-name="T151">sv</text:span><text:span text:style-name="T152">0</text:span><text:span text:style-name="T153">1</text:span></text:p>
      <text:p text:style-name="P42"><text:span text:style-name="T173">&lt;user</text:span><text:span text:style-name="T143">&gt;</text:span><text:span text:style-name="T148"><text:tab/><text:tab/></text:span><text:span text:style-name="T158"> <text:tab/><text:tab/><text:tab/> </text:span><text:span text:style-name="T155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5"><text:tab/></text:span><text:span text:style-name="T157">any additional users</text:span></text:p>
      <text:p text:style-name="P73"><text:span text:style-name="T173">&lt;</text:span><text:span text:style-name="T149">user</text:span><text:span text:style-name="T150">n</text:span><text:span text:style-name="T144">a</text:span><text:span text:style-name="T145">me&gt;</text:span><text:span text:style-name="T143"><text:tab/><text:tab/><text:tab/> </text:span><text:span text:style-name="T161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61"><text:tab/></text:span><text:span text:style-name="T147">any additional users</text:span></text:p>
      <text:p text:style-name="P71"><text:span text:style-name="T197">r</text:span><text:span text:style-name="T198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39">Not yet on Linux?</text:span></text:span><text:span text:style-name="T118"><text:tab/></text:span><text:span text:style-name="T122">Use</text:span><text:span text:style-name="T119"> </text:span><text:span text:style-name="Strong_20_Emphasis"><text:span text:style-name="T124">Checklist </text:span></text:span><text:span text:style-name="Strong_20_Emphasis"><text:span text:style-name="T125">transfer</text:span></text:span><text:span text:style-name="T119"> o</text:span><text:span text:style-name="T120">n</text:span><text:span text:style-name="T119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21">.</text:span></text:p>
      <text:p text:style-name="P40"><text:span text:style-name="Strong_20_Emphasis"><text:span text:style-name="T91">New installation?</text:span></text:span><text:span text:style-name="T32"><text:tab/><text:tab/></text:span><text:span text:style-name="T50">Start at chapter </text:span><text:span text:style-name="Strong_20_Emphasis"><text:span text:style-name="T92"><text:bookmark-ref text:reference-format="page" text:ref-name="__RefNumPara__4009_12717081281">2</text:bookmark-ref></text:span></text:span><text:span text:style-name="Strong_20_Emphasis"><text:span text:style-name="T92"><text:s text:c="2"/></text:span></text:span><text:span text:style-name="Strong_20_Emphasis"><text:span text:style-name="T92"><text:bookmark-ref text:reference-format="text" text:ref-name="__RefNumPara__4009_12717081281">Perform installation</text:bookmark-ref></text:span></text:span><text:span text:style-name="T33">.</text:span></text:p>
      <text:p text:style-name="P31"/>
      <text:p text:style-name="P38"><text:span text:style-name="Strong_20_Emphasis"><text:span text:style-name="T30"/></text:span></text:p>
      <text:list text:style-name="L1">
        <text:list-item>
          <text:p text:style-name="P84"><text:bookmark-start text:name="__RefNumPara__4083_1271708128"/>Prepar<text:span text:style-name="T179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5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5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8"><text:span text:style-name="T34">Log in as </text:span><text:span text:style-name="T174">&lt;user&gt;</text:span><text:span text:style-name="T9"><text:note text:id="ftn2" text:note-class="footnote"><text:note-citation>1</text:note-citation><text:note-body><text:p text:style-name="P27"><text:span text:style-name="T77">Login any additional </text:span><text:span text:style-name="T78">users</text:span><text:span text:style-name="T80"> </text:span><text:span text:style-name="T77">and follow the same steps.</text:span></text:p></text:note-body></text:note></text:span><text:span text:style-name="T35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74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5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80"><text:span text:style-name="T18">Type the</text:span><text:span text:style-name="T19"> following</text:span><text:span text:style-name="T18"> two commands: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3" office:value-type="string">
            <text:p text:style-name="P81"><text:span text:style-name="User_20_Entry"><text:span text:style-name="T84">wget karelzimmer.nl/</text:span></text:span><text:span text:style-name="User_20_Entry"><text:span text:style-name="T85">get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3" office:value-type="string">
            <text:p text:style-name="P81"><text:span text:style-name="User_20_Entry"><text:span text:style-name="T84">bash </text:span></text:span><text:span text:style-name="User_20_Entry"><text:span text:style-name="T86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6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7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7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8" office:value-type="string">
            <text:p text:style-name="P61"><text:span text:style-name="T38">Type: </text:span><text:span text:style-name="User_20_Entry"><text:span text:style-name="T8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9" office:value-type="string">
            <text:p text:style-name="P59"><text:span text:style-name="T42">Choose</text:span><text:span text:style-name="T39"> </text:span><text:span text:style-name="Strong_20_Emphasis"><text:span text:style-name="T93">1</text:span></text:span><text:span text:style-name="T39"> Prepar</text:span><text:span text:style-name="T44">e</text:span><text:span text:style-name="T39"> installation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10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3">Perform installation</text:span></text:span><text:bookmark-end text:name="__RefNumPara__4009_12717081281"/></text:p>
        </text:list-item>
      </text:list>
      <text:p text:style-name="P47"><text:span text:style-name="Strong_20_Emphasis"><text:span text:style-name="T12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7">Boot the computer from</text:span><text:span text:style-name="T128"><text:note text:id="ftn3" text:note-class="footnote"><text:note-citation>1</text:note-citation><text:note-body><text:p text:style-name="P72"><text:span text:style-name="T81">Boot menu/Setup via one of the </text:span><text:span text:style-name="T82">f</text:span><text:span text:style-name="T81">requently used keys: </text:span><text:span text:style-name="T103">Esc</text:span><text:span text:style-name="T83">, </text:span><text:span text:style-name="T103">Delete</text:span><text:span text:style-name="T83">, </text:span><text:span text:style-name="T103">F1</text:span><text:span text:style-name="T83">, </text:span><text:span text:style-name="T103">F2</text:span><text:span text:style-name="T83">, </text:span><text:span text:style-name="T103">F9</text:span><text:span text:style-name="T83">, </text:span><text:span text:style-name="T103">F10</text:span><text:span text:style-name="T83">, </text:span><text:span text:style-name="T103">F11</text:span><text:span text:style-name="T83">, or </text:span><text:span text:style-name="T103">F12</text:span></text:p></text:note-body></text:note></text:span><text:span text:style-name="T127"> an </text:span><text:span text:style-name="T109"><text:user-field-get text:name="Distro">Debian</text:user-field-get></text:span><text:span text:style-name="T110"><text:s/></text:span><text:span text:style-name="T117">Server</text:span><text:span text:style-name="T113"> </text:span><text:span text:style-name="T115">Live</text:span><text:span text:style-name="T69"><text:note text:id="ftn4" text:note-class="footnote"><text:note-citation>2</text:note-citation><text:note-body><text:p text:style-name="P3"><text:span text:style-name="T166">From a Live USB stick you can boot and work with </text:span><text:span text:style-name="T132"><text:user-field-get text:name="Distro">Debian</text:user-field-get></text:span><text:span text:style-name="T132"><text:s/></text:span><text:span text:style-name="T166">without modifying any files on the hard drive and also allows installation of </text:span><text:span text:style-name="T132"><text:user-field-get text:name="Distro">Debian</text:user-field-get></text:span><text:span text:style-name="T132">.</text:span></text:p></text:note-body></text:note></text:span><text:span text:style-name="T66"> USB stick</text:span><text:span text:style-name="T67"><text:note text:id="ftn5" text:note-class="footnote"><text:note-citation>3</text:note-citation><text:note-body><text:p text:style-name="P79"><text:span text:style-name="T73">Create a bootable USB stick:<text:line-break/>Download a </text:span><text:span text:style-name="Sterk_20_accent_20_voetnoot"><text:span text:style-name="T96">debian-live-.</text:span></text:span><text:span text:style-name="Sterk_20_accent_20_voetnoot"><text:span text:style-name="T97">.</text:span></text:span><text:span text:style-name="Sterk_20_accent_20_voetnoot"><text:span text:style-name="T96">.</text:span></text:span><text:span text:style-name="Sterk_20_accent_20_voetnoot"><text:span text:style-name="T98">-</text:span></text:span><text:span text:style-name="Sterk_20_accent_20_voetnoot"><text:span text:style-name="T96">amd64-</text:span></text:span><text:span text:style-name="Sterk_20_accent_20_voetnoot"><text:span text:style-name="T99">standard</text:span></text:span><text:span text:style-name="Sterk_20_accent_20_voetnoot"><text:span text:style-name="T100">.iso</text:span></text:span><text:span text:style-name="T73"> image from</text:span><text:span text:style-name="T72"> </text:span><text:a xlink:type="simple" xlink:href="https://www.debian.org/" text:style-name="Internet_20_link" text:visited-style-name="Visited_20_Internet_20_Link"><text:span text:style-name="T167">debian.org</text:span></text:a><text:span text:style-name="T72"> </text:span><text:span text:style-name="T76">and </text:span><text:span text:style-name="Sterk_20_accent_20_voetnoot"><text:span text:style-name="T95">Other downloads</text:span></text:span><text:span text:style-name="T74"> <text:line-break/>(under Download) </text:span><text:span text:style-name="T76">and</text:span><text:span text:style-name="T74"> </text:span><text:span text:style-name="Strong_20_Emphasis"><text:span text:style-name="T79">Other live ISO</text:span></text:span><text:span text:style-name="T74"> (under try </text:span><text:span text:style-name="T74"><text:user-field-get text:name="Distro">Debian</text:user-field-get></text:span><text:span text:style-name="T74"><text:s/>live before installing)</text:span><text:span text:style-name="T71">.</text:span><text:span text:style-name="Strong_20_Emphasis"><text:span text:style-name="T73"><text:line-break/></text:span></text:span><text:span text:style-name="T75">The next steps are described in </text:span><text:span text:style-name="Sterk_20_accent_20_voetnoot"><text:span text:style-name="T101">Linux informati</text:span></text:span><text:span text:style-name="Sterk_20_accent_20_voetnoot"><text:span text:style-name="T102">on</text:span></text:span><text:span text:style-name="T75">, which can be found at </text:span><text:a xlink:type="simple" xlink:href="https://karelzimmer.nl/en" text:style-name="Internet_20_link" text:visited-style-name="Visited_20_Internet_20_Link"><text:span text:style-name="T168">karelzimmer.nl/en</text:span></text:a><text:span text:style-name="T75">.</text:span></text:p></text:note-body></text:note></text:span><text:span text:style-name="T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3">Sele</text:span><text:span text:style-name="T24">ct</text:span><text:span text:style-name="T21"> </text:span><text:span text:style-name="Strong_20_Emphasis"><text:span text:style-name="T28">Start installer</text:span></text:span><text:span text:style-name="T20"> </text:span><text:span text:style-name="T22">and press </text:span><text:span text:style-name="T25">the</text:span><text:span text:style-name="T26"> </text:span><text:span text:style-name="T108">Enter</text:span><text:span text:style-name="T25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99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8">At</text:span><text:span text:style-name="T47"> </text:span><text:span text:style-name="Strong_20_Emphasis"><text:span text:style-name="T58">Select your location</text:span></text:span><text:span text:style-name="T54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02">and click </text:span><text:span text:style-name="Strong_20_Emphasis"><text:span text:style-name="T202">Continue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77"> </text:span><text:span text:style-name="T202">and click </text:span><text:span text:style-name="Strong_20_Emphasis"><text:span text:style-name="T202">Continue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77"> </text:span><text:span text:style-name="T202">and click </text:span><text:span text:style-name="Strong_20_Emphasis"><text:span text:style-name="T202">Continue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5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9">At</text:span><text:span text:style-name="T47"> </text:span><text:span text:style-name="Strong_20_Emphasis"><text:span text:style-name="T59">Configure the network</text:span></text:span><text:span text:style-name="T54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4"><text:span text:style-name="Strong_20_Emphasis"><text:span text:style-name="T53">E</text:span></text:span><text:span text:style-name="Strong_20_Emphasis"><text:span text:style-name="T46">nter </text:span></text:span><text:span text:style-name="Strong_20_Emphasis"><text:span text:style-name="T65">Hostname</text:span></text:span><text:span text:style-name="T5"> &lt;</text:span><text:span text:style-name="T12">comp</text:span><text:span text:style-name="T10">uter</text:span><text:span text:style-name="T11">name&gt;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5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81">At</text:span><text:span text:style-name="T180"> </text:span><text:span text:style-name="T178">Set up users and passwords</text:span><text:span text:style-name="T180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5"><text:span text:style-name="T170">Don</text:span><text:span text:style-name="T140">'t set </text:span><text:span text:style-name="T142">Root</text:span><text:span text:style-name="T140"> pass</text:span><text:span text:style-name="T141">w</text:span><text:span text:style-name="T140">ord</text:span><text:span text:style-name="T52"> </text:span><text:span text:style-name="T56">but click </text:span><text:span text:style-name="Strong_20_Emphasis"><text:span text:style-name="T62">Continue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6"><text:span text:style-name="T53">E</text:span><text:span text:style-name="T46">nter </text:span><text:span text:style-name="Strong_20_Emphasis"><text:span text:style-name="T60">Full name of the new user</text:span></text:span><text:span text:style-name="T57"> </text:span><text:span text:style-name="T175">&lt;user&gt;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6"><text:span text:style-name="T170">Enter </text:span><text:span text:style-name="T171">User </text:span><text:span text:style-name="T172">n</text:span><text:span text:style-name="T171">ame for you</text:span><text:span text:style-name="T172">r</text:span><text:span text:style-name="T171"> account</text:span><text:span text:style-name="T51"> &lt;</text:span><text:span text:style-name="T10">USERna</text:span><text:span text:style-name="T11">me&gt;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T170">E</text:span><text:span text:style-name="T52">nter a </text:span><text:span text:style-name="Strong_20_Emphasis"><text:span text:style-name="T61">password</text:span></text:span><text:span text:style-name="T52"> twice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</table:table>
      <text:p text:style-name="P60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4">Finish installation</text:span></text:span><text:bookmark-end text:name="__RefNumPara__12966_2272496019"/></text:p>
        </text:list-item>
      </text:list>
      <text:p text:style-name="P25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5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T29">Log in as </text:span><text:span text:style-name="T176">&lt;user&gt;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5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80"><text:span text:style-name="T18">Type the</text:span><text:span text:style-name="T19"> following</text:span><text:span text:style-name="T18"> two commands: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3" office:value-type="string">
            <text:p text:style-name="P81"><text:span text:style-name="User_20_Entry"><text:span text:style-name="T84">wget karelzimmer.nl/</text:span></text:span><text:span text:style-name="User_20_Entry"><text:span text:style-name="T85">g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3" office:value-type="string">
            <text:p text:style-name="P81"><text:span text:style-name="User_20_Entry"><text:span text:style-name="T84">bash </text:span></text:span><text:span text:style-name="User_20_Entry"><text:span text:style-name="T86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6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7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8" office:value-type="string">
            <text:p text:style-name="P61"><text:span text:style-name="T38">Type: </text:span><text:span text:style-name="User_20_Entry"><text:span text:style-name="T84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6"/></text:span></text:p>
          </table:table-cell>
          <table:table-cell table:style-name="_33_._5f_Installatie_5f_afronden.C9" office:value-type="string">
            <text:p text:style-name="P62"><text:span text:style-name="T42">Choose</text:span><text:span text:style-name="T40"> </text:span><text:span text:style-name="Strong_20_Emphasis"><text:span text:style-name="T94">3</text:span></text:span><text:span text:style-name="T88"> </text:span><text:span text:style-name="T89">Finish installatio</text:span><text:span text:style-name="T90">n</text:span><text:span text:style-name="T41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9"/></text:span></text:p>
      <text:list text:continue-numbering="true" text:style-name="L1">
        <text:list-item>
          <text:p text:style-name="P85"><text:span text:style-name="Strong_20_Emphasis"><text:span text:style-name="T8">S</text:span></text:span><text:span text:style-name="Strong_20_Emphasis"><text:span text:style-name="T169">et up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5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5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31">Log in as</text:span><text:span text:style-name="T29"> </text:span><text:span text:style-name="T176">&lt;user&gt;</text:span><text:span text:style-name="T37"><text:note text:id="ftn6" text:note-class="footnote"><text:note-citation>1</text:note-citation><text:note-body><text:p text:style-name="P26"><text:span text:style-name="T104">Login any additional </text:span><text:span text:style-name="T105">users</text:span><text:span text:style-name="T106"> </text:span><text:span text:style-name="T104">and follow the same steps.</text:span></text:p></text:note-body></text:note>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7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7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1"><text:span text:style-name="T38">Type: </text:span><text:span text:style-name="User_20_Entry"><text:span text:style-name="T84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2">Choose</text:span><text:span text:style-name="T40"> </text:span><text:span text:style-name="Strong_20_Emphasis"><text:span text:style-name="T94">4</text:span></text:span><text:span text:style-name="T63"> </text:span><text:span text:style-name="T43">Set up user</text:span><text:span text:style-name="T41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78"/>
      <text:p text:style-name="P63"><text:span text:style-name="T114">End of checklist,</text:span><text:span text:style-name="T112"> </text:span><text:span text:style-name="T112"><text:user-field-get text:name="Distro">Debian</text:user-field-get></text:span><text:span text:style-name="T110"><text:s/></text:span><text:span text:style-name="T117">Server</text:span><text:span text:style-name="T113"> </text:span><text:span text:style-name="T114">installation is complete.</text:span></text:p>
      <text:p text:style-name="P45"/>
      <text:p text:style-name="P43"><text:span text:style-name="T182">Written</text:span><text:span text:style-name="T183"> </text:span><text:span text:style-name="T182">by</text:span><text:span text:style-name="T183"> </text:span><text:a xlink:type="simple" xlink:href="mailto:info@karelzimmer.nl?subject=Checklist%20installation%20Linux" text:style-name="Internet_20_link" text:visited-style-name="Visited_20_Internet_20_Link"><text:span text:style-name="T189">Karel Zimmer</text:span></text:a><text:span text:style-name="T184">.</text:span></text:p>
      <text:p text:style-name="P44"><text:span text:style-name="T187">License </text:span><text:span text:style-name="T185">C</text:span><text:span text:style-name="T186">C0</text:span><text:span text:style-name="T184"> 1.0 </text:span><text:span text:style-name="T18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8"><text:s/></text:span><text:span text:style-name="T18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7-21T11:28:24.784734710">21/07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28:24.671963755</dc:date>
    <meta:keyword>Installatie</meta:keyword>
    <meta:keyword>Checklist</meta:keyword>
    <meta:keyword>Linux</meta:keyword>
    <meta:editing-cycles>7073</meta:editing-cycles>
    <meta:editing-duration>P12DT11H40M20S</meta:editing-duration>
    <meta:print-date>2021-03-23T20:07:57.967210640</meta:print-date>
    <dc:creator>Karel Zimmer</dc:creator>
    <meta:document-statistic meta:table-count="4" meta:image-count="2" meta:object-count="0" meta:page-count="4" meta:paragraph-count="77" meta:word-count="378" meta:character-count="2380" meta:non-whitespace-character-count="2031"/>
    <meta:user-defined meta:name="Info 1"/>
    <meta:user-defined meta:name="Info 2"/>
    <meta:user-defined meta:name="Info 3"/>
    <meta:user-defined meta:name="Info 4"/>
  </office:meta>
</office:document-meta>
</file>